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e362" officeooo:paragraph-rsid="0018e362"/>
    </style:style>
    <style:style style:name="P2" style:family="paragraph" style:parent-style-name="Standard">
      <style:text-properties officeooo:rsid="001baa04" officeooo:paragraph-rsid="001baa04"/>
    </style:style>
    <style:style style:name="P3" style:family="paragraph" style:parent-style-name="Standard">
      <style:text-properties officeooo:rsid="001bd162" officeooo:paragraph-rsid="001bd162"/>
    </style:style>
    <style:style style:name="P4" style:family="paragraph" style:parent-style-name="Standard">
      <style:text-properties officeooo:rsid="001c8f94" officeooo:paragraph-rsid="001c8f94"/>
    </style:style>
    <style:style style:name="P5" style:family="paragraph" style:parent-style-name="Standard">
      <style:text-properties officeooo:rsid="001d909c" officeooo:paragraph-rsid="001d909c"/>
    </style:style>
    <style:style style:name="P6" style:family="paragraph" style:parent-style-name="Standard">
      <style:text-properties officeooo:rsid="001eafd1" officeooo:paragraph-rsid="001eafd1"/>
    </style:style>
    <style:style style:name="T1" style:family="text">
      <style:text-properties officeooo:rsid="001d90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tp_socket</text:p>
      <text:p text:style-name="P1"/>
      <text:p text:style-name="P1">Objectif 1 : </text:p>
      <text:p text:style-name="P1"/>
      <text:p text:style-name="P1">Nous avons implémenter les fonctions static de la classe TCP, et les utilisons lors de l'echange de notification et job_key tel que spécifié dans le sujet de tp.</text:p>
      <text:p text:style-name="P1"/>
      <text:p text:style-name="P1">Lors de la sélection d'un fichier à travers l'interface client, un jobkey contenant le nombre 30012015 est envoyé au serveur. </text:p>
      <text:p text:style-name="P1">Les information de débogage côté Client apparaissent sur la console eclipse, tandis que celle liées au serveur apparaissent directement sur la zone de texte de l'interface Serveur.</text:p>
      <text:p text:style-name="P1"/>
      <text:p text:style-name="P3">Nous implémentons quieryPrint(<text:span text:style-name="T1">f,n</text:span>) <text:span text:style-name="T1">comme n appels à onePrint(f).</text:span></text:p>
      <text:p text:style-name="P5">Pour simuler l'envoi de plusiquers requetes d'impresion aupres du server il faut modifier le nom</text:p>
      <text:p text:style-name="P1"/>
      <text:p text:style-name="P2">Objectif 2 :</text:p>
      <text:p text:style-name="P2"/>
      <text:p text:style-name="P4">Nous faisons bine attention a ce que le Client ne stock pas plus de 1024 octets</text:p>
      <text:p text:style-name="P6">Dans le cas ou nous n'avons pas un thread le server serait indisponible sur toute la durée de reception d'un fichier emit par un client connecté.</text:p>
      <text:p text:style-name="P5">Pas compris a quoi servait le parametre len de la methode TCP.writeData(soc, fis, len) </text:p>
      <text:p text:style-name="P5"/>
      <text:p text:style-name="P5">Voir le code writeData et readDATA dans TCP, la classe Esclave.java</text:p>
      <text:p text:style-name="P5"/>
      <text:p text:style-name="P6">Objectif 3 : 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1T03:01:04.123000000</meta:creation-date>
    <dc:date>2015-01-31T10:44:36.855000000</dc:date>
    <meta:editing-duration>PT6H55M</meta:editing-duration>
    <meta:editing-cycles>6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13" meta:word-count="177" meta:character-count="1065" meta:non-whitespace-character-count="897"/>
  </office:meta>
</office:document-meta>
</file>